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ecorella è la più brava della classe e ha disegnato un piccolo principe. Tutti osservano con ammirazione e si mettono al lavoro per disegnarne uno uguale o anche più bello. Ma come si disegna un piccolo principe? Piccola Pecora non sa da che parte cominciare e si sente una nullità. Quel pomeriggio torna a casa sconsolata e chiede aiuto a mamma Pecora. «Mamma, per favore, mi disegni un piccolo principe?» chiede. Ma la mamma non è mai stata brava col disegno e propone alla piccola una soluzione originale. Bisogna disegnare ciò che gli altri non vedono... Prendendo spunto dal capolavoro di Antoine de Saint-Exupéry, un libro ironico, arguto, divertente per scoprire che il vero talento sta nel lasciare libera espressione alla propria fantasia. - Fonte: sito editoriale. - Età di lettura: da 3 anni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59:00.613000000</dc:date>
    <meta:editing-duration>PT4S</meta:editing-duration>
    <meta:editing-cycles>1</meta:editing-cycles>
    <meta:document-statistic meta:table-count="0" meta:image-count="0" meta:object-count="0" meta:page-count="1" meta:paragraph-count="1" meta:word-count="134" meta:character-count="804" meta:non-whitespace-character-count="670"/>
    <meta:generator>LibreOffice/7.3.7.2$Windows_X86_64 LibreOffice_project/e114eadc50a9ff8d8c8a0567d6da8f454beeb84f</meta:generator>
  </office:meta>
</office:document-meta>
</file>